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50</text:p>
      <text:p text:style-name="Standard"/>
      <text:p text:style-name="Standard">Demandeur : GAEC DU BOIS DE HARS</text:p>
      <text:p text:style-name="Standard">Adresse : LE BOIS DE HARS<text:line-break/>22170 BOQUEHO</text:p>
      <text:p text:style-name="Standard">Cédant : SARL DE CARIMEL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BOQUEHO</text:p>
      <text:p text:style-name="Standard"/>
      <text:p text:style-name="Standard">----------------------------------------</text:p>
      <text:p text:style-name="Standard">Commune : COHINIAC</text:p>
      <text:p text:style-name="Standard"/>
      <text:p text:style-name="Standard"/>
      <text:p text:style-name="Standard"/>
      <text:p text:style-name="P1">Dossier n° : C22250350</text:p>
      <text:p text:style-name="P1"/>
      <text:p text:style-name="P1">Demandeur : GAEC DU BOIS DE HARS</text:p>
      <text:p text:style-name="P1">Adresse : LE BOIS DE HARS<text:line-break/>22170 BOQUEHO</text:p>
      <text:p text:style-name="P1">Cédant : SARL DE CARIMEL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BOQUEHO</text:p>
      <text:p text:style-name="P1"/>
      <text:p text:style-name="P1"/>
      <text:p text:style-name="P1">Parcelles : B261 - B254 - B255 - B256 - B260 - B262 - B263 - B264 - B265 - B278 - B633 - B636 - B640 - B642 - B644 - B645 - B649 - B656 - B659 - B662 - B1168 - B665</text:p>
      <text:p text:style-name="P1">Superficie : 16,0443 ha</text:p>
      <text:p text:style-name="P1"/>
      <text:p text:style-name="P1"/>
      <text:p text:style-name="P1">----------------------------------------</text:p>
      <text:p text:style-name="P1">Type : parcelles</text:p>
      <text:p text:style-name="P1">Commune : COHINIAC</text:p>
      <text:p text:style-name="P1"/>
      <text:p text:style-name="P1"/>
      <text:p text:style-name="P1">Parcelles : A544</text:p>
      <text:p text:style-name="P1">Superficie : 0,238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